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0F0000000A431E818899EBFB94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courier, monospace"/>
    <style:font-face style:name="ubuntu" svg:font-family="ubuntu, sans-serif"/>
  </office:font-face-decls>
  <office:automatic-styles>
    <style:style style:name="Tabela1" style:family="table">
      <style:table-properties style:width="6.997cm" table:align="left"/>
    </style:style>
    <style:style style:name="Tabela1.A" style:family="table-column">
      <style:table-column-properties style:column-width="3.665cm"/>
    </style:style>
    <style:style style:name="Tabela1.B" style:family="table-column">
      <style:table-column-properties style:column-width="3.332cm"/>
    </style:style>
    <style:style style:name="Tabela1.A1" style:family="table-cell">
      <style:table-cell-properties style:vertical-align="middle" fo:padding="0.049cm" fo:border="none"/>
    </style:style>
    <style:style style:name="Tabela1.A2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1.B2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P1" style:family="paragraph" style:parent-style-name="Heading_20_1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P2" style:family="paragraph" style:parent-style-name="Heading_20_2">
      <style:paragraph-properties fo:margin-left="0cm" fo:margin-right="0cm" fo:margin-top="0.423cm" fo:margin-bottom="0.212cm" style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12cm" style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777777" loext:opacity="100%" style:font-name="ubuntu" fo:font-size="7.19999980926514pt" fo:letter-spacing="normal" fo:font-style="normal" fo:font-weight="normal" loext:padding-left="0cm" loext:padding-right="0cm" loext:padding-top="0cm" loext:padding-bottom="0.423cm" loext:border-left="none" loext:border-right="none" loext:border-top="none" loext:border-bottom="0.06pt solid #bbbbbb"/>
    </style:style>
    <style:style style:name="P5" style:family="paragraph" style:parent-style-name="Heading_20_1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fo:text-transform="uppercase" fo:color="#12a197" loext:opacity="100%" style:font-name="BryantMedium" fo:font-size="13.1999998092651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top="0cm" fo:margin-bottom="0.423cm" style:contextual-spacing="false" fo:text-align="center" style:justify-single-word="false" fo:orphans="2" fo:widows="2"/>
    </style:style>
    <style:style style:name="P8" style:family="paragraph" style:parent-style-name="Text_20_body">
      <style:paragraph-properties fo:margin-left="0cm" fo:margin-right="0cm" fo:margin-top="0cm" fo:margin-bottom="0.212cm" style:contextual-spacing="false" style:line-height-at-least="0.423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T2" style:family="text">
      <style:text-properties fo:font-variant="normal" fo:text-transform="none" fo:color="#454545" loext:opacity="100%" style:font-name="ubuntu" fo:font-size="8.39999961853027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T3" style:family="text">
      <style:text-properties fo:font-variant="normal" fo:text-transform="none" fo:color="#454545" loext:opacity="100%" style:font-name="courier new" fo:font-size="8.39999961853027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BEE 1061</text:h>
      <text:h text:style-name="P1" text:outline-level="1">Tempo de um Evento</text:h>
      <text:p text:style-name="P4">Adaptado por Neilor Tonin, URI <draw:frame draw:style-name="fr1" draw:name="Figura1" text:anchor-type="as-char" svg:width="0.339cm" svg:height="0.233cm" draw:z-index="0"><draw:image xlink:href="Pictures/100000000000000F0000000A431E818899EBFB94.gif" xlink:type="simple" xlink:show="embed" xlink:actuate="onLoad" draw:mime-type="image/gif"/></draw:frame> Brasil</text:p>
      <text:p text:style-name="P7"><text:span text:style-name="Strong_20_Emphasis"><text:span text:style-name="T2">Timelimit: 1</text:span></text:span></text:p>
      <text:p text:style-name="P3">Pedrinho está organizando um evento em sua Universidade. O evento deverá ser no mês de Abril, iniciando e terminando dentro do mês. O problema é que Pedrinho quer calcular o tempo que o evento vai durar, uma vez que ele sabe quando inicia e quando termina o evento.</text:p>
      <text:p text:style-name="P3">Sabendo que o evento pode durar de poucos segundos a vários dias, você deverá ajudar Pedrinho a calcular a duração deste evento.</text:p>
      <text:h text:style-name="P2" text:outline-level="2">Entrada</text:h>
      <text:p text:style-name="P8"><text:span text:style-name="T1">Como entrada, na primeira linha vai haver a descrição “Dia”, seguido de um espaço e o dia do mês no qual o evento vai começar. Na linha seguinte, será informado o momento no qual o evento vai iniciar, no formato </text:span><text:span text:style-name="Strong_20_Emphasis"><text:span text:style-name="T1">hh : mm : ss</text:span></text:span><text:span text:style-name="T1">. Na terceira e quarta linha de entrada haverá outra informação no mesmo formato das duas primeiras linhas, indicando o término do evento.</text:span></text:p>
      <text:h text:style-name="P2" text:outline-level="2">Saída</text:h>
      <text:p text:style-name="P8"><text:span text:style-name="T1">Na saída, deve ser apresentada a duração do evento, no seguinte formato:<text:line-break/><text:line-break/></text:span><text:span text:style-name="T3">W dia(s)<text:line-break/>X hora(s)<text:line-break/>Y minuto(s)<text:line-break/>Z segundo(s)</text:span><text:span text:style-name="T1"><text:line-break/><text:line-break/></text:span><text:span text:style-name="Emphasis"><text:span text:style-name="T1">Obs: Considere que o evento do caso de teste para o problema tem duração mínima de 1 minuto.</text:span></text:span></text:p>
      <table:table table:name="Tabela1" table:style-name="Tabela1">
        <table:table-column table:style-name="Tabela1.A"/>
        <table:table-column table:style-name="Tabela1.B"/>
        <table:table-header-rows>
          <table:table-row table:style-name="TableLine2557113495120">
            <table:table-cell table:style-name="Tabela1.A1" office:value-type="string">
              <text:p text:style-name="Table_20_Contents">Exemplo de Entrada</text:p>
            </table:table-cell>
            <table:table-cell table:style-name="Tabela1.A1" office:value-type="string">
              <text:p text:style-name="Table_20_Contents">Exemplo de Saída</text:p>
            </table:table-cell>
          </table:table-row>
        </table:table-header-rows>
        <table:table-row table:style-name="TableLine2557113493216">
          <table:table-cell table:style-name="Tabela1.A2" office:value-type="string">
            <text:p text:style-name="P6">Dia 5<text:line-break/>08 : 12 : 23<text:line-break/>Dia 9<text:line-break/>06 : 13 : 23</text:p>
          </table:table-cell>
          <table:table-cell table:style-name="Tabela1.B2" office:value-type="string">
            <text:p text:style-name="P6">3 dia(s)<text:line-break/>22 hora(s)<text:line-break/>1 minuto(s)<text:line-break/>0 segundo(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courier, monospace"/>
    <style:font-face style:name="ubuntu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6T13:05:06.583000000</dc:date>
    <meta:editing-duration>PT25S</meta:editing-duration>
    <meta:editing-cycles>1</meta:editing-cycles>
    <meta:generator>LibreOffice/7.2.2.2$Windows_X86_64 LibreOffice_project/02b2acce88a210515b4a5bb2e46cbfb63fe97d56</meta:generator>
    <meta:document-statistic meta:table-count="1" meta:image-count="1" meta:object-count="0" meta:page-count="1" meta:paragraph-count="14" meta:word-count="219" meta:character-count="1169" meta:non-whitespace-character-count="961"/>
  </office:meta>
</office:document-meta>
</file>